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Justifier le prix de la qualité</text:h>
      <text:p text:style-name="Standard">Vous êtes vraiment meilleur que les autres ? Vous avez des années d’expérience, une ceinture noire de design Web, un cinquième Dan en Photoshop, une maîtrise en bonnes pratiques, un BEP de Directeur Artistique Stagiaire Senior ?</text:p>
      <text:p text:style-name="Text_20_body">Plus sérieusement, vous êtes certainement un professionnel méticuleux et, n’ayons pas peur des mots, meilleur que beaucoup d’autres. Oui, mais comment le prouver à vos clients potentiels ? Comment vendre cette qualité à sa juste valeur ? Et surtout, comment éviter de vous faire prendre des marchés par des concurrents moins chers, moins bons, moins sérieux ? Accessoirement, comment éviter de mal vous positionner sur des marchés où vous risquez de vous sur-investir en en supportant le coût au final ?</text:p>
      <text:p text:style-name="Text_20_body">Nous allons vous montrer qu’il est possible de valoriser et de vendre la qualité de vos prestations Web.</text:p>
      <text:p text:style-name="Text_20_body">Vous devrez tout d’abord montrer que vous êtes en mesure de gérer et prévenir les risques, en fournissant des évaluations détaillées avec le minimum d’incertitude possible. Vous allez ensuite montrer à vos clients que vous êtes capables de viser le niveau de qualité juste et attendu. Vous pourrez peut-être enfin fournir des garanties, des engagements, des certifications, des indicateurs.</text:p>
      <text:h text:style-name="Heading_20_2" text:outline-level="2">Des livrables top niveau</text:h>
      <text:p text:style-name="Standard">Première étape pour vendre la qualité de vos prestations : produire des livrables de qualité. Cela semble être une évidence mais pour de nombreuses prestations (notamment artistiques) les éléments à prendre en compte pour juger la qualité d’un livrable sont souvent très subjectifs. Alors ce site web, il est joli, pas joli? Frais, pas frais ? Jeune, vieillot ? Difficile à dire, n’est-ce pas ?<text:line-break/>La qualité réelle de ce que vous produisez est en effet la chose la plus difficile à appréhender objectivement. Elle varie considérablement en fonction de l’interlocuteur, du moment, du contexte dans lequel les livrables ont été produits.<text:line-break/>Il va donc falloir chercher des paramètres objectifs. Pour cela, vous allez devoir vous appuyer sur des référentiels de bonnes pratiques universelles, vérifiables et mesurables. Vous aurez en tête un double enjeu. D’une part, conforter votre propre démarche en guidant vos choix. D’autre part, justifier ceux-ci et étayer la qualité finale de votre produit aux yeux de votre client, à l’aide notamment d’indicateurs de réussite vis-à-vis d’objectifs mesurables.<text:line-break/>Vous aurez alors fait preuve de votre maturité : vos livrables peuvent être confrontés à des engagements précisément formulés et dont le résultat est mesurable. Mais êtes-vous certain à ce stade que votre client veut acheter la qualité avérée que vous voulez lui vendre ?</text:p>
      <text:h text:style-name="Heading_20_2" text:outline-level="2">Qualité ou excellence ?</text:h>
      <text:p text:style-name="Standard">Êtes-vous sûr que vous ne confondez pas qualité et excellence? Cette qualité à laquelle vous tenez tant, êtes-vous certain que votre client en veut ? Êtes-vous sûr que vous n’essayez pas de vendre de l’excellence à des gens qui n’en n’ont pas besoin ? Ou encore, êtes-vous sûr de ne pas être en face d’un client qui exige l’excellence sans être prêt à la payer ?<text:line-break/>Si un client veut du top niveau, que cela concerne les livrables ou ce qu’il y a autour du projet, vendez du top niveau. Dans le cas contraire, vous serez probablement amené à faire de la sur-qualité. Et les coûts occasionnés par la sur-qualité sont à ranger dans les coûts de non-qualité.<text:line-break/><text:soft-page-break/>Pour éviter cela, sachez vous adapter. La qualité, ce n’est pas forcément l’excellence. La qualité, c’est votre capacité à produire un produit qui réponde aux besoins de vos clients, et pas uniquement aux exigences que vous avez définies vous-même.<text:line-break/>Si vous trouvez qu’un site doit forcément être au top du top de ce qui se fait aujourd’hui, vous risquez de faire quelque chose qui n’est ni attendu, ni souhaitable, ni rentable.</text:p>
      <text:h text:style-name="Heading_20_2" text:outline-level="2">Avec vous, moins de risques</text:h>
      <text:p text:style-name="Standard">Avant de signer un devis, votre client se pose beaucoup de questions. Il va s’engager, et il s’efforce certainement d’imaginer les risques que peut comporter le fait de conduire ce projet avec vous plutôt qu’avec un autre.<text:line-break/>Chacun de ces risques correspond à une question pas toujours formulée qui commence par « Et si…;? ». Par exemple : « Et si aucune des pistes graphiques ne me convient ? », « Et si vous ne me livrez pas à l’heure dite ? », « Et si vous aviez un problème pendant la mission ? »…; Etc.<text:line-break/>Chaque réponse satisfaisante peut renforcer votre capital confiance et la valeur de votre offre. C’est à vous de démontrer que vous avez anticipé ces risques. Votre client doit comprendre que vous êtes capable de réagir de prendre de la hauteur, de répondre aux impondérables, de fournir beaucoup plus que de la technique ou des livrables.</text:p>
      <text:p text:style-name="Text_20_body">Avec vous, j’achète une assurance contre les échecs, les difficultés et les impondérables. Avec vous, d’une certaine manière, l’imprévu est prévu. En vous choisissant, j’achète une dimension essentielle du <text:span text:style-name="T4">management</text:span> de la qualité : la prévention des risques.</text:p>
      <text:p text:style-name="Text_20_body">Si vous voulez vendre la qualité de vos prestations, ne niez pas l’existence de ces risques. Expliquez au contraire qu’une partie de votre valeur repose sur votre capacité à les prévenir et s’il le faut, à les gérer. Des risques, de la prévention, de la confiance ? Mais oui, vous vendez également de l’assurance qualité.</text:p>
      <text:h text:style-name="Heading_20_2" text:outline-level="2">Choisir ses clients ?</text:h>
      <text:p text:style-name="Standard">Certains clients seront peut-être inquiétés par ce discours qu’ils n’ont pas l’habitude d’entendre. De fait, vous raterez sans doute certaines ventes. Mais vous ne raterez guère que celles avec lesquelles vous auriez eu le plus de problèmes. N’oubliez jamais que les clients qui souhaitent vous acheter une prestation de conte de fées sont ceux qui seront les plus surpris, les moins tolérants et les moins réactifs quand il faudra gérer un imprévu.</text:p>
      <text:p text:style-name="Text_20_body">Un client averti en vaut deux : si votre client est prêt et mature, ce discours sur les risques lui parlera. Un professionnel compétent est une personne qui connait les risques et sait les gérer. De manière générale, sachez qu’une relation de qualité se construit sur la transparence, et ce, dès la phase avant-vente.</text:p>
      <text:p text:style-name="Text_20_body">Commencez par écouter vos clients. Si leur niveau d’exigence n’est pas assez élevé pour vous et que vous pouvez vous le permettre, passez simplement votre chemin en vous disant qu’ils ne vous méritent pas. Ce n’est certes pas à la portée de tout le monde, notamment sur le plan économique. En revanche, si vous avez faim et besoin de missions, sachez qu’une fois signé ce type de contrat de confiance fondé sur des engagements explicites, vous n’aurez pas à faire supporter le prix de l’excellence (que vous vous imposez) à votre client.</text:p>
      <text:h text:style-name="Heading_20_2" text:outline-level="2"><text:soft-page-break/>Valorisez vos compétences</text:h>
      <text:p text:style-name="Standard">Lorsque vous achetez un produit ou un service, vous êtes en permanence amené à vous poser la question du rapport qualité/prix. Dans un domaine préindustriel comme le Web, les clients n’ont pas forcément conscience de ce qui fait la valeur d’une prestation. Outre la qualité des réalisations et l’aptitude à gérer les risques, il existe de nombreux arguments pour mettre en valeur le prix de vos prestations.</text:p>
      <text:p text:style-name="Text_20_body">Dans tous les cas, au delà de la qualité de votre cursus ou de votre bagage, vous devrez vous appuyer sur plusieurs éléments :</text:p>
      <text:list xml:id="list1312320676916639331" text:style-name="L1">
        <text:list-item>
          <text:p text:style-name="P4">la qualité de vos références qui doivent être expliquées, justifiées et étayées par des informations de contexte ;</text:p>
        </text:list-item>
        <text:list-item>
          <text:p text:style-name="P4">la qualité de votre mode de fonctionnement ;</text:p>
        </text:list-item>
        <text:list-item>
          <text:p text:style-name="P4">vos méthodes et vos compétences doivent être valorisées à travers votre capacité à répondre aux seuls besoins du client ;</text:p>
        </text:list-item>
        <text:list-item>
          <text:p text:style-name="P4">les référentiels ou critères vérifiables et mesurables que vous utilisez en vous appuyant sur votre capacité à les respecter, lorsqu’ils existent.</text:p>
        </text:list-item>
      </text:list>
      <text:h text:style-name="Heading_20_2" text:outline-level="2">Des estimations fiables</text:h>
      <text:p text:style-name="Standard">Vous devez montrer que vous êtes capables de produire les livrables attendus et répondre aux besoins réels de vos clients. Jusqu’ici rien de neuf, et sachez qu’en face de vous, il y a des gens qui vont tout faire pour le faire mieux que vous. La différence va peut-être se faire sur le volume de prestations. Pour ceci, vous avez besoin d’estimations fiables et détaillées. Il est souvent intéressant de décomposer au maximum une prestation en tâches et à mettre en évidence cette décomposition auprès de votre client. Vos évaluations seront plus justes et la réalité du travail nécessaire sera mieux comprise par votre client. S’il le faut et il le faut probablement, comptez de la gestion de projet. C’est une réalité, il ne faut pas la masquer.</text:p>
      <text:h text:style-name="Heading_20_3" text:outline-level="3">Le coût d’obtention de qualité</text:h>
      <text:p text:style-name="Standard">Votre tarif journalier ne vient pas de nulle part. Pour le calculer rapidement, prenez votre salaire mensuel, ajoutez les charges en marche normale, ajoutez également les frais associés directement à votre activité. Divisez ensuite le montant mensuel obtenu par le nombre de jours que vous pouvez consacrer chaque mois à la production. Voici un exemple : imaginons que vous voulez gagner 2000 € net mensuels. Nous allons partir du principe que lorsque l’on ajoute les cotisations sociales, les impôts et frais complémentaires, votre salaire de 2000 € mensuel net représente un coût total mensuel de 4000 €.<text:line-break/>Poursuivons : il y a 20 jours ouvrés en moyenne par mois. Chaque matin, lorsque vous vous levez, votre production doit vous rapporter 4000 € / 20 = 200 € hors taxes. Chaque journée de veille, de conférences, d’activité commerciale, chaque journée non facturée fait que vous allez devoir diviser non pas par 20, mais par 10, 12, 15 jours réels de production. Dans ce cas, sur une hypothèse de 12 jours de production réelle facturée par mois, ce qui est déjà correct, votre coût journalier est d’environ 330 €. Un nombre réaliste (ni trop, ni trop peu) de jours réels de production va vous permettre de calculer votre tarif journalier.</text:p>
      <text:p text:style-name="Text_20_body">Ce tarif calculé, c’est le vôtre. Si vous savez calculer votre tarif, c’est celui auquel vous avez décidé de vous vendre. Si vous voulez vraiment faire une mission, pour quelque raison que ce soit, ne baissez jamais ce tarif journalier. Accordez des remises en volume, faites des gestes commerciaux, <text:soft-page-break/>mais ne bradez pas ce tarif. Il est l’assurance que vous savez ce que vous valez. Il est aussi l’assurance que vous savez ce que vous faites.<text:line-break/>Une méthode de travail, des outils, de l’empathie, de l’écoute, du conseil… ; Ce n’est absolument pas à la portée de tout le monde, c’est votre valeur ajoutée et ça se paie.</text:p>
      <text:h text:style-name="Heading_20_3" text:outline-level="3">Limiter les coûts de non-qualité</text:h>
      <text:p text:style-name="Standard">Si cela est possible, montrez que votre mode de travail va limiter les coûts de non-qualité. Dans les projets Web, ces coûts de non-qualité sont essentiellement dus à des détections tardives de défauts, à des incompréhensions entre interlocuteurs, à des incompatibilités de planning. Montrez votre capacité à détecter rapidement les dérives, insistez sur la clarté du vocabulaire et formez vos prospects, montrez également que vous êtes capable de vous adapter.</text:p>
      <text:p text:style-name="Text_20_body">Montrez surtout qu’en cours de mission, grâce à toutes ces mesures, vous allez finalement coûter beaucoup moins cher. Cela s’appelle la diminution des coûts de non-qualité. Si votre client a déjà travaillé de près ou de loin sur son site Web, il saura probablement de quoi vous voulez parler.<text:line-break/>Des coûts d’obtention de la qualité, la diminution des coûts de non-qualité, oui, vous vendez du <text:span text:style-name="T4">management</text:span> de la qualité.</text:p>
      <text:h text:style-name="Heading_20_2" text:outline-level="2">Conclusion</text:h>
      <text:p text:style-name="Standard">Quelle que soit la qualité des prestations et des missions que vous effectuez, vous ne pouvez pas vous contenter de l’affirmer. Vous allez donc devoir prouver, étayer, justifier le coût et la qualité à travers des actions et des éléments tangibles. En pratique, vous allez formaliser vos processus de travail, définir vos modes de contrôles, établir vos indicateurs et bien sûr mettre tous ces éléments en valeur dans votre communication et dans vos propositions commerciales. Et, sans vous en rendre compte, vous allez rentrer dans l’assurance et le <text:span text:style-name="T4">management</text:span> de la qualité.</text:p>
      <text:p text:style-name="Text_20_body">Alors, n’oubliez pas, dans vos propositions commerciales, vos méthodes et vos livrables, le client doit retrouver :</text:p>
      <text:list xml:id="list7379512204154780256" text:style-name="L2">
        <text:list-item>
          <text:p text:style-name="P5">des garanties (références clients adaptées au contexte, respect de standards et/ou référentiels, indicateurs, estimations fiables…;) ;</text:p>
        </text:list-item>
        <text:list-item>
          <text:p text:style-name="P5">de la souplesse et de l’adaptation (mise en valeur des processus de travail, agilité, prévention des risques…;) ;</text:p>
        </text:list-item>
        <text:list-item>
          <text:p text:style-name="P5">des livrables qui répondent aux seuls besoins du client (pas de sur-qualité) ;</text:p>
        </text:list-item>
        <text:list-item>
          <text:p text:style-name="P5">la mise en valeur des coûts de la qualité comparés aux coûts de non-qualité ;</text:p>
        </text:list-item>
        <text:list-item>
          <text:p text:style-name="P5">des estimations détaillées et un tarif juste (ne baissez pas votre tarif jour/homme, faites des remises).</text:p>
        </text:list-item>
      </text:list>
      <text:p text:style-name="Standard">Vous verrez, en combinant un juste formalisme et une certaine agilité dans le mode de fonctionnement, vos clients auront rapidement des éléments tangibles pour valoriser votre compétence et pour comprendre votre tarif.</text:p>
      <text:h text:style-name="Heading_20_2" text:outline-level="2">Pour aller plus loin</text:h>
      <text:list xml:id="list5630125193496133000" text:style-name="L3">
        <text:list-item>
          <text:p text:style-name="P6"><text:a xlink:type="simple" xlink:href="http://blog.temesis.com/"><text:span text:style-name="Definition">Le blog de Temesis</text:span></text:a> (dont il est Président) ;</text:p>
        </text:list-item>
        <text:list-item>
          <text:p text:style-name="P6"><text:a xlink:type="simple" xlink:href="https://checklists.opquast.com/fr/"><text:span text:style-name="Definition">Les Checklists Opquast</text:span></text:a> ;</text:p>
        </text:list-item>
        <text:list-item>
          <text:p text:style-name="P6"><text:a xlink:type="simple" xlink:href="http://openweb.eu.org/articles/conformite_validation_surquali"><text:span text:style-name="Definition">Article sur la sur-qualité chez OpenWeb</text:span></text:a> ;</text:p>
        </text:list-item>
        <text:list-item>
          <text:p text:style-name="P6"><text:a xlink:type="simple" xlink:href="http://www.stpo.fr/blog/recruter-un-freelance-comment-ne-pas-faire/"><text:span text:style-name="Definition">Conseils pour le recrutement d’un freelance par Christophe Andrieu</text:span></text:a>.</text:p>
        </text:list-item>
      </text:list>
      <text:h text:style-name="Heading_20_1" text:outline-level="1">À propos de l’auteur</text:h>
      <text:p text:style-name="Standard">Élie Sloïm est Président de la société <text:a xlink:type="simple" xlink:href="http://temesis.com/"><text:span text:style-name="Definition">Temesis</text:span></text:a>, spécialisée sur la qualité et l’accessibilité des sites Internet. Il dirige depuis 2004 le projet <text:a xlink:type="simple" xlink:href="http://opquast.com/"><text:span text:style-name="Definition">Opquast</text:span></text:a> (Open Quality Standards), incluant des référentiels (Opquast bonnes pratiques) et des outils de gestion de projet orientés qualité (Opquast Reporting). Élie Sloïm est consultant, formateur et conférencier. Il s’est spécialisé sur la création de référentiels. Il a notamment travaillé sur la production du RGAA, des bonnes pratiques Opquast, et de nombreux autres référentiels publics ou privés.</text:p>
      <text:list xml:id="list5638216778724343594" text:style-name="L4">
        <text:list-item>
          <text:p text:style-name="P7"><text:a xlink:type="simple" xlink:href="https://twitter.com/eliesl"><text:span text:style-name="Definition">@eliesl</text:span></text:a></text:p>
        </text:list-item>
        <text:list-item>
          <text:p text:style-name="P7"><text:a xlink:type="simple" xlink:href="http://temesis.com/"><text:span text:style-name="Teletype">http://temesis.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5"><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31:40</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6" meta:paragraph-count="59" meta:word-count="2320" meta:character-count="14060" meta:non-whitespace-character-count="11813"/>
  </office:meta>
</office:document-meta>
</file>